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language="eu" fo:country="none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language="eu" fo:country="none" style:font-size-asian="12pt" style:font-size-complex="12pt"/>
    </style:style>
    <style:style style:name="P4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style:font-size-asian="12pt" style:font-size-complex="12pt"/>
    </style:style>
    <style:style style:name="P6" style:family="paragraph" style:parent-style-name="Standard">
      <style:text-properties fo:font-size="12pt" fo:language="en" fo:country="GB" style:font-size-asian="12pt" style:font-size-complex="12pt"/>
    </style:style>
    <style:style style:name="P7" style:family="paragraph" style:parent-style-name="Standard"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P8" style:family="paragraph" style:parent-style-name="Standard" style:master-page-name="Standard">
      <style:paragraph-properties style:page-number="auto"/>
      <style:text-properties fo:font-size="18pt" style:text-underline-style="solid" style:text-underline-width="auto" style:text-underline-color="font-color" style:font-size-asian="18pt" style:font-size-complex="18pt"/>
    </style:style>
    <style:style style:name="P9" style:family="paragraph" style:parent-style-name="Heading_20_1"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Heading_20_1"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Heading_20_1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P12" style:family="paragraph" style:parent-style-name="Heading_20_1">
      <style:text-properties fo:font-size="12pt" fo:language="es" fo:country="ES" fo:font-weight="normal" style:font-size-asian="12pt" style:font-weight-asian="normal" style:font-size-complex="12pt" style:font-weight-complex="normal"/>
    </style:style>
    <style:style style:name="P13" style:family="paragraph" style:parent-style-name="Heading_20_1">
      <style:text-properties fo:font-size="12pt" fo:language="en" fo:country="GB" fo:font-weight="normal" style:font-size-asian="12pt" style:font-weight-asian="normal" style:font-size-complex="12pt" style:font-weight-complex="normal"/>
    </style:style>
    <style:style style:name="P14" style:family="paragraph" style:parent-style-name="Heading_20_1" style:master-page-name="Standard">
      <style:paragraph-properties style:page-number="auto"/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Heading_20_4">
      <style:text-properties fo:font-size="12pt" fo:font-weight="bold" style:font-size-asian="12pt" style:font-weight-asian="bold" style:font-size-complex="12pt" style:font-weight-complex="bold"/>
    </style:style>
    <style:style style:name="P16" style:family="paragraph" style:parent-style-name="Heading_20_4"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Heading_20_4">
      <style:text-properties fo:font-size="12pt" fo:language="eu" fo:country="none" fo:font-weight="bold" style:font-size-asian="12pt" style:font-weight-asian="bold" style:font-size-complex="12pt" style:font-weight-complex="bold"/>
    </style:style>
    <style:style style:name="P18" style:family="paragraph" style:parent-style-name="Heading_20_4">
      <style:text-properties fo:font-size="12pt" style:font-size-asian="12pt" style:font-size-complex="12pt"/>
    </style:style>
    <style:style style:name="P19" style:family="paragraph" style:parent-style-name="Heading_20_2">
      <style:text-properties fo:font-size="12pt" style:font-size-asian="12pt" style:font-size-complex="12pt"/>
    </style:style>
    <style:style style:name="P20" style:family="paragraph" style:parent-style-name="Heading_20_2">
      <style:text-properties fo:font-size="12pt" fo:language="es" fo:country="ES" style:font-size-asian="12pt" style:font-size-complex="12pt"/>
    </style:style>
    <style:style style:name="P21" style:family="paragraph" style:parent-style-name="Heading_20_2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P22" style:family="paragraph" style:parent-style-name="Heading_20_2">
      <style:text-properties fo:font-size="12pt" fo:language="eu" fo:country="none" style:font-size-asian="12pt" style:font-size-complex="12pt"/>
    </style:style>
    <style:style style:name="P23" style:family="paragraph" style:parent-style-name="Heading_20_3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s" fo:country="ES" fo:font-weight="bold" style:font-weight-asian="bold" style:font-weight-complex="bold"/>
    </style:style>
    <style:style style:name="T4" style:family="text">
      <style:text-properties fo:language="en" fo:country="GB" fo:font-weight="bold" style:font-weight-asian="bold" style:font-weight-complex="bold"/>
    </style:style>
    <style:style style:name="T5" style:family="text">
      <style:text-properties fo:language="eu" fo:country="none"/>
    </style:style>
    <style:style style:name="T6" style:family="text">
      <style:text-properties fo:language="eu" fo:country="none"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ción1">
        <text:h text:style-name="P14" text:outline-level="1">ABAKANDU</text:h>
        <text:p text:style-name="P3"><text:span text:style-name="T2">ABANTE</text:span> (ABANTE, 1)</text:p>
        <text:p text:style-name="P3">ABANTE ARTU (ABANTE, 2)</text:p>
        <text:p text:style-name="P3">ABAÑI</text:p>
        <text:p text:style-name="P3">ABARIXU</text:p>
        <text:p text:style-name="P3"><text:span text:style-name="T2">ABERIXI</text:span> (ABERIXI, 1)</text:p>
        <text:p text:style-name="P3">ABIXOI</text:p>
        <text:p text:style-name="P3">ABOR-ESTIBORRAK (ABORRA, 3)</text:p>
        <text:p text:style-name="P3">ABORRA (ABORRA, 1)</text:p>
        <text:p text:style-name="P3">ABORREKO ALDI (ABORRA, 2)</text:p>
        <text:p text:style-name="P3">ADOLA</text:p>
        <text:p text:style-name="P3">ADURRE (ADURRE, 2)</text:p>
        <text:p text:style-name="P3">AGI</text:p>
        <text:p text:style-name="P2">AGINZORROTZA</text:p>
        <text:p text:style-name="P3">AINGERU (AINGERU, 3)</text:p>
        <text:p text:style-name="P3">AINGIRA ANDIXE (AINGIRI, 2)</text:p>
        <text:p text:style-name="P3">AINGIRA BALTZA (AINGIRI, 3)</text:p>
        <text:p text:style-name="P3">AINGIRI (AINGIRI, 1)</text:p>
        <text:p text:style-name="P3">AINKERA</text:p>
        <text:p text:style-name="P3">AKOLITTU (AKOLITTU, 2)</text:p>
        <text:p text:style-name="P3">AKULA BIRIARDI</text:p>
        <text:p text:style-name="P2">AKULI</text:p>
        <text:p text:style-name="P3">ALA APOPILLO</text:p>
        <text:p text:style-name="P3"><text:span text:style-name="T2">ALA</text:span> (ALA, 2)</text:p>
        <text:p text:style-name="P3">ALARRIUAKO APAXU</text:p>
        <text:p text:style-name="P3">ALASEKO SARI (SARI, 5)</text:p>
        <text:p text:style-name="P3">ALASERU (ALASIN,3)</text:p>
        <text:p text:style-name="P2">ALASIN</text:p>
        <text:p text:style-name="P2">ALATIN</text:p>
        <text:p text:style-name="P3">ALBAKO ARRAÑE</text:p>
        <text:p text:style-name="P3">ALBAKORA</text:p>
        <text:p text:style-name="P3">ALDARAKA (ALDARI, 2)</text:p>
        <text:p text:style-name="P3">ALDARAN (ALDARI, 3)</text:p>
        <text:p text:style-name="P3"><text:span text:style-name="T2">ALDARI</text:span> (ALDARI, 1)</text:p>
        <text:p text:style-name="P3">ALFAKO ARRAÑE</text:p>
        <text:p text:style-name="P3">ALGAETIN (ALGAETIN, 1)</text:p>
        <text:p text:style-name="P3">ALKANDEL EIÑ</text:p>
        <text:p text:style-name="P3">ALKONDARA MAUNEZKU (ALKONDARI, 2)</text:p>
        <text:p text:style-name="P3">ALTURI (ALTURI, 1)</text:p>
        <text:p text:style-name="P3">AMAI EZ EMON (AMA, 4)</text:p>
        <text:p text:style-name="P3">AMARRA (AMARRA, 1)</text:p>
        <text:p text:style-name="P3">AMARRALEKU</text:p>
        <text:p text:style-name="P3">AMARRATU (AMARRA, 2)</text:p>
        <text:p text:style-name="P3">AMARRI (AMARRI, 1)</text:p>
        <text:p text:style-name="P3">AMARRI EMON (AMARRI, 2)</text:p>
        <text:p text:style-name="P3">AMILLOTARRI</text:p>
        <text:p text:style-name="P3">AMO GAÑEKU</text:p>
        <text:p text:style-name="P3">AMO LAPURRE (AMU, 2)</text:p>
        <text:p text:style-name="P3">AMO OKERRA (AMU, 3) </text:p>
        <text:p text:style-name="P3">AMO ZULUK</text:p>
        <text:p text:style-name="P2">AMO BAKARRA</text:p>
        <text:p text:style-name="P3">AMU (AMU, 1)</text:p>
        <text:p text:style-name="P3">AMU JO</text:p>
        <text:p text:style-name="P3">AMUKO ARRAÑE</text:p>
        <text:p text:style-name="P3"><text:span text:style-name="T2">AMUN PALI</text:span> (PALI, 3)</text:p>
        <text:p text:style-name="P3">AMURA (AMURA, 1)</text:p>
        <text:p text:style-name="P3">AMURA (AMURA, 2)</text:p>
        <text:p text:style-name="P3">AMURAKEA</text:p>
        <text:p text:style-name="P3">AMUSKIXE</text:p>
        <text:p text:style-name="P3">AMUXKI</text:p>
        <text:p text:style-name="P3"><text:span text:style-name="T2">ANGULATAKO BAXE</text:span> (ANGULI, 2)</text:p>
        <text:p text:style-name="P3">ANGULERU</text:p>
        <text:p text:style-name="P3">ANGULI</text:p>
        <text:p text:style-name="P3"><text:span text:style-name="T2">ANKILIKOT</text:span> (ANKILIKOT, 1)</text:p>
        <text:p text:style-name="P3">ANKULETA </text:p>
        <text:p text:style-name="P3">ANTXOBA BURUK</text:p>
        <text:p text:style-name="P3">ANTXOBA OTZARI (ANTXOBA OTZARI, 1)</text:p>
        <text:p text:style-name="P2">ANTXOBA SASOI</text:p>
        <text:p text:style-name="P3">ANTXOBA TXIKIXE (ANTXOBI, 4)</text:p>
        <text:p text:style-name="P3">ANTXOBAK PLA-PLA EIÑDDE (ANTXOBI, 2)</text:p>
        <text:p text:style-name="P3">ANTXOBAN ERREZETI (ANTXOBI, 3)</text:p>
        <text:p text:style-name="P3">ANTXOBARI</text:p>
        <text:p text:style-name="P3">ANTXOBATAN (ANTXOBATI, 2)</text:p>
        <text:p text:style-name="P3">ANTXOBATI (ANTXOBATI, 1)</text:p>
        <text:p text:style-name="P3">ANTXOBERU</text:p>
        <text:p text:style-name="P3">ANTXOBI (ANTXOBI, 1)</text:p>
        <text:p text:style-name="P3">ANTXOBI EIÑ</text:p>
        <text:p text:style-name="P3">ANTXOBI ENKARNA</text:p>
        <text:p text:style-name="P3">ANTXOBI SARTU (ANTXOBI SARTU, 1)</text:p>
        <text:p text:style-name="P3">ANTXOBI SARTU (ANTXOBI SARTU, 2)</text:p>
        <text:p text:style-name="P3">ANTXOBI TROKU (ANTXOBI, 7)</text:p>
        <text:p text:style-name="P3">ANTXOBILLI</text:p>
        <text:p text:style-name="P3"><text:span text:style-name="T2">ANTXOBIN TAMAÑU </text:span>(ANTXOBI, 6)</text:p>
        <text:p text:style-name="P3"><text:span text:style-name="T2">APAXU </text:span>(APAXU, 1)</text:p>
        <text:p text:style-name="P3">APAXU APLASTATA EUKI (APAXU, 2)</text:p>
        <text:p text:style-name="P3">ARBIXE</text:p>
        <text:p text:style-name="P3">ARDAUNDIRU</text:p>
        <text:p text:style-name="P3">ARDOR-ARRAÑE</text:p>
        <text:p text:style-name="P3">ARDORA</text:p>
        <text:p text:style-name="P3">ARDORETAN</text:p>
        <text:p text:style-name="P3">ARKOTXA BALENTZIAGA</text:p>
        <text:p text:style-name="P2">ARLANKI</text:p>
        <text:p text:style-name="P2">ARLANPI</text:p>
        <text:p text:style-name="P3">ARMAZOI</text:p>
        <text:p text:style-name="P3">ARPEUE</text:p>
        <text:p text:style-name="P3">ARPOI</text:p>
        <text:p text:style-name="P3">ARPONASTI</text:p>
        <text:p text:style-name="P3">ARPONERU</text:p>
        <text:p text:style-name="P3">ARRA (ARRA, 3)</text:p>
        <text:p text:style-name="P3">ARRAIÑ BERU</text:p>
        <text:p text:style-name="P3">ARRAIÑ BURU</text:p>
        <text:p text:style-name="P3">ARRAIÑ DIRU</text:p>
        <text:p text:style-name="P2"><text:soft-page-break/>ARRAIÑ GAIZTUK</text:p>
        <text:p text:style-name="P3">ARRAIÑ GALDU</text:p>
        <text:p text:style-name="P3">ARRAIÑ GOLPI</text:p>
        <text:p text:style-name="P2">ARRAIÑ MEIE</text:p>
        <text:p text:style-name="P2">ARRAIÑ PARTI</text:p>
        <text:p text:style-name="P3">ARRAIÑ TRATU</text:p>
        <text:p text:style-name="P3">ARRAIÑ ZATARRA</text:p>
        <text:p text:style-name="P3">ARRAIÑ ZOPI</text:p>
        <text:h text:style-name="P9" text:outline-level="1">ARRAIÑDDUNE</text:h>
        <text:p text:style-name="P3">ARRAIÑ-SALTZALLI</text:p>
        <text:p text:style-name="P2">ARRANTZALI</text:p>
        <text:p text:style-name="P3">ARRANTZAN (ARRANTZAN, 1)</text:p>
        <text:p text:style-name="P3">ARRANTZAN (ARRANTZAN, 2)</text:p>
        <text:p text:style-name="P3">ARRANTZI</text:p>
        <text:p text:style-name="P2">ARRANTZU</text:p>
        <text:p text:style-name="P3">ARRAÑE (ARRAÑE, 1)</text:p>
        <text:p text:style-name="P3">ARRAÑE ALLA (ARRAÑE, 2)</text:p>
        <text:p text:style-name="P3">ARRAÑE BEROTU (ARRAÑE, 3)</text:p>
        <text:p text:style-name="P3">ARRAÑE EIÑ (ARRAÑE, 4)</text:p>
        <text:p text:style-name="P3"><text:span text:style-name="T2">ARRAÑE JO</text:span> (ARRAÑE, 5)</text:p>
        <text:p text:style-name="P3">ARRAÑE TUNTUX (TUNTUX, 2)</text:p>
        <text:p text:style-name="P3">ARRAÑETA (ARRAÑE, 6)</text:p>
        <text:p text:style-name="P3">ARRAÑETA (ARRAÑE, 7)</text:p>
        <text:p text:style-name="P3">ARRAÑETAN (ARRAÑE, 8)</text:p>
        <text:p text:style-name="P3">ARRARI (ARRARI, 2)</text:p>
        <text:p text:style-name="P3">ARRASTEA SALTO (ARRASTI, 3)</text:p>
        <text:p text:style-name="P3">ARRASTEKO ARRAÑE</text:p>
        <text:p text:style-name="P3">ARRASTERO PAREJI (ARRASTERU, 2)</text:p>
        <text:p text:style-name="P3"><text:span text:style-name="T2">ARRASTERU</text:span>, (ARRASTERU, 1)</text:p>
        <text:p text:style-name="P3">ARRASTERUTAN IBILLI (ARRASTERU, 3)</text:p>
        <text:p text:style-name="P3">ARRASTI (ARRASTI, 1)</text:p>
        <text:p text:style-name="P3">ARRASTIN (ARRASTI, 2)</text:p>
        <text:p text:style-name="P3">ARRATAKO ERRAMU</text:p>
        <text:p text:style-name="P3">ARRAXI</text:p>
        <text:p text:style-name="P3">ARRIBARI EIÑ</text:p>
        <text:p text:style-name="P3">ARRU (ARRU, 2)</text:p>
        <text:p text:style-name="P3">ARTALAUA</text:p>
        <text:p text:style-name="P3">ARTZA</text:p>
        <text:p text:style-name="P3">ARTZARIXE</text:p>
        <text:h text:style-name="P9" text:outline-level="1">ASTILLERO TXIKIXE </text:h>
        <text:p text:style-name="P3">ASTILLERU (ASTILLERU, 1)</text:p>
        <text:p text:style-name="P3">ASTOBITSE</text:p>
        <text:p text:style-name="P3">ATABAKERI</text:p>
        <text:p text:style-name="P3"><text:span text:style-name="T2">ATAKO BANDAN</text:span> (ATAKO BANDI, 2)</text:p>
        <text:p text:style-name="P3">ATAKO BANDI (ATAKO BANDI, 1)</text:p>
        <text:p text:style-name="P2">ATESA</text:p>
        <text:p text:style-name="P3"><text:span text:style-name="T2">ATESUN</text:span> (ATESO, 3)</text:p>
        <text:p text:style-name="P2">ATOIÑ</text:p>
        <text:p text:style-name="P2">ATRAKA</text:p>
        <text:p text:style-name="P3">ATRAKALEKU</text:p>
        <text:p text:style-name="P3">ATRAS (ATRAS, 1)</text:p>
        <text:p text:style-name="P3">ATRASIN (ATRAS, 3)</text:p>
        <text:p text:style-name="P3">ATUN DENPORI</text:p>
        <text:p text:style-name="P3">ATUN PEKAZTU</text:p>
        <text:h text:style-name="P10" text:outline-level="1">ATUN SARDI</text:h>
        <text:p text:style-name="P3">ATUN TAJADI</text:p>
        <text:p text:style-name="P3">ATUN TATU</text:p>
        <text:p text:style-name="P3">ATUN TXOIXAK</text:p>
        <text:p text:style-name="P3">ATUNE</text:p>
        <text:p text:style-name="P3">ATUNERU</text:p>
        <text:p text:style-name="P3">ATUNETI</text:p>
        <text:p text:style-name="P3">ATUNTZU</text:p>
        <text:p text:style-name="P2">ATXAMARTA</text:p>
        <text:p text:style-name="P3">ATXI</text:p>
        <text:p text:style-name="P3">ATZANDELA (ATZANDELA, 1)</text:p>
        <text:p text:style-name="P3">ATZEKU</text:p>
        <text:p text:style-name="P3">AUAZERA</text:p>
        <text:p text:style-name="P3">AURREKO TIRI</text:p>
        <text:p text:style-name="P2">AURTZI</text:p>
        <text:p text:style-name="P3">AUSILIARRA</text:p>
        <text:p text:style-name="P3">AXEALDIXE</text:p>
        <text:p text:style-name="P3"><text:span text:style-name="T2">AXEBEKALDETIK IBILLI</text:span> (AXEBEKALDI, 2)</text:p>
        <text:p text:style-name="P3">AXEBEKALDI (AXEBEKALDI, 1)</text:p>
        <text:p text:style-name="P3">AXEKALDI</text:p>
        <text:p text:style-name="P3">AXI (AXI, 1)</text:p>
        <text:p text:style-name="P3">AZAITE LINAZA</text:p>
        <text:p text:style-name="P3"><text:span text:style-name="T1">AZALA</text:span><text:span text:style-name="T2"> </text:span>(AZALA, 3)</text:p>
        <text:p text:style-name="P3">AZALEKO APAXU</text:p>
        <text:p text:style-name="P3">AZALEKO ARRAÑE</text:p>
        <text:p text:style-name="P3"><text:span text:style-name="T2">AZALIN </text:span>(AZALA, 4)</text:p>
        <text:p text:style-name="P3">AZALIN EON (AZALA, 6)</text:p>
        <text:p text:style-name="P3">AZALIN GEATU (AZALA, 5)</text:p>
        <text:p text:style-name="P3">AZIENDA JAUI</text:p>
        <text:p text:style-name="P3">AZIENDI</text:p>
        <text:p text:style-name="P1">BAFOR JAUI</text:p>
        <text:p text:style-name="P1">BAFORA (BAFORA, 1)</text:p>
        <text:p text:style-name="P1">BAFORA BERENK<text:span text:style-name="T1">ATZI (BAFORA, 4)</text:span></text:p>
        <text:p text:style-name="P1"><text:span text:style-name="T2">BAFORA BOTATI </text:span>(BAFORA, 3)</text:p>
        <text:p text:style-name="P1">BAFORAK (BAFORA, 2)</text:p>
        <text:p text:style-name="P1">BAFORAN PARTI (BAFORAN PARTI, 1)</text:p>
        <text:p text:style-name="P1">BAFORAN PARTI (BAFORAN PARTI, 2)</text:p>
        <text:p text:style-name="P1">BAFORAN PARTI EMON (BAFORAN PARTI, 3)</text:p>
        <text:p text:style-name="P3">BAFORAN TXIMINIXE (TXIMINIXE, 2)</text:p>
        <text:p text:style-name="P4">BAGI</text:p>
        <text:p text:style-name="P1">BAJURI,</text:p>
        <text:p text:style-name="P1">BÁKI</text:p>
        <text:p text:style-name="P1">BALANDRERU</text:p>
        <text:p text:style-name="P1">BALANDRI</text:p>
        <text:p text:style-name="P1"><text:span text:style-name="T2">BALI</text:span> (BALI, 2)</text:p>
        <text:p text:style-name="P1">BALIZI</text:p>
        <text:p text:style-name="P1">BANARI</text:p>
        <text:p text:style-name="P1">BANDERA EUNE (BANDERI, 3)</text:p>
        <text:p text:style-name="P6"><text:soft-page-break/>BANDERERUK</text:p>
        <text:p text:style-name="P6"><text:span text:style-name="T2">BANDERI</text:span> (BANDERI, 1)</text:p>
        <text:p text:style-name="P7">BARBALA</text:p>
        <text:p text:style-name="P6">BARBAÑE</text:p>
        <text:p text:style-name="P6">BARE (BARE, 1)</text:p>
        <text:p text:style-name="P6">BAREALDIXE (BARE, 2)</text:p>
        <text:p text:style-name="P6">BARENGI</text:p>
        <text:p text:style-name="P6">BARI</text:p>
        <text:p text:style-name="P1">BARKU</text:p>
        <text:h text:style-name="P15" text:outline-level="4">BARRA MUSTURRE</text:h>
        <text:p text:style-name="P1">BARRILLI</text:p>
        <text:p text:style-name="P1">BARROTAK</text:p>
        <text:p text:style-name="P4">BARRUKO AXI</text:p>
        <text:p text:style-name="P1">BARRUKO GANTXU</text:p>
        <text:p text:style-name="P1">BARRUKO JENTI</text:p>
        <text:p text:style-name="P1"><text:span text:style-name="T2">BARRUKO KALAN</text:span> (BARRUKO KALI, 2)</text:p>
        <text:p text:style-name="P1">BARRUKO KALATIK IBILLI (BARRUKO KALI, 3)</text:p>
        <text:p text:style-name="P1">BARRUKO KALI (BARRUKO KÁLI, 1)</text:p>
        <text:p text:style-name="P4">BARRUNE</text:p>
        <text:p text:style-name="P1">BATELA (BATELA, 1)</text:p>
        <text:p text:style-name="P1"><text:span text:style-name="T2">BATELEKO ARRAÑE</text:span> (BATELA, 2)</text:p>
        <text:p text:style-name="P1">BATELERU</text:p>
        <text:h text:style-name="P11" text:outline-level="1">BAXE</text:h>
        <text:p text:style-name="P4">BAZTERRA</text:p>
        <text:p text:style-name="P1">BAZTERRAXI</text:p>
        <text:p text:style-name="P6">BEIAK (BEIAK, 1)</text:p>
        <text:p text:style-name="P6">BEIAK JO (BEIAK, 2)</text:p>
        <text:p text:style-name="P1">BEITTARRAK</text:p>
        <text:p text:style-name="P1">BELERU</text:p>
        <text:p text:style-name="P1">BELAN JUN (BELI, 2)</text:p>
        <text:p text:style-name="P1">BELI</text:p>
        <text:p text:style-name="P1">BENTA ATA</text:p>
        <text:p text:style-name="P1">BENTERU</text:p>
        <text:p text:style-name="P1">BENTI</text:p>
        <text:p text:style-name="P1">BERDEL KARNATI</text:p>
        <text:p text:style-name="P1">BERDEL SASOI</text:p>
        <text:p text:style-name="P1">BERDELA (BERDELA, 1)</text:p>
        <text:p text:style-name="P1">BERDELETAKO APAXU (BERDELA, 4)</text:p>
        <text:p text:style-name="P1">BERDELETAKO LANI (BERDELA, 5)</text:p>
        <text:p text:style-name="P1">BERDELETAN (BERDELA, 6)</text:p>
        <text:p text:style-name="P1">BERDETA</text:p>
        <text:p text:style-name="P1">BERDI (BERDI, 1)</text:p>
        <text:p text:style-name="P6">BERGA ORAPILLU</text:p>
        <text:p text:style-name="P6">BERGI</text:p>
        <text:p text:style-name="P6">BERLENKI</text:p>
        <text:p text:style-name="P1">BEROTU (BEROTU, 3)</text:p>
        <text:p text:style-name="P6">BERRILLE</text:p>
        <text:p text:style-name="P6">BESAMOTZA</text:p>
        <text:p text:style-name="P6">BESIU DENPORI</text:p>
        <text:p text:style-name="P6">BESIU OTZARI</text:p>
        <text:p text:style-name="P6">BESIU SASOI</text:p>
        <text:p text:style-name="P6">BESIU USAÑIN</text:p>
        <text:p text:style-name="P6">BESIUE (BESIUE, 1)</text:p>
        <text:p text:style-name="P6">BESIUTA (BESIUE, 2)</text:p>
        <text:p text:style-name="P6">BESIUTAN, 3)</text:p>
        <text:p text:style-name="P6">BESIUTAKO AMUK</text:p>
        <text:p text:style-name="P6">BESIUTAKO KALAK</text:p>
        <text:p text:style-name="P6">BESIUTI</text:p>
        <text:p text:style-name="P6">BETANBIXE</text:p>
        <text:p text:style-name="P6">BEUNE</text:p>
        <text:p text:style-name="P6">BEUNEKO SOKI</text:p>
        <text:p text:style-name="P1">BIARREN KOSTERI (KOSTERI, 2)</text:p>
        <text:p text:style-name="P6">BIBERAK</text:p>
        <text:p text:style-name="P6">BIBERU</text:p>
        <text:p text:style-name="P6">BILLABARRIKI</text:p>
        <text:p text:style-name="P6">BIRA</text:p>
        <text:p text:style-name="P6">BIRAZOI</text:p>
        <text:p text:style-name="P6">BIRRIÑE</text:p>
        <text:p text:style-name="P6">BITI</text:p>
        <text:p text:style-name="P6">BITSARRAÑE</text:p>
        <text:p text:style-name="P6">BITSE (BITSE, 2)</text:p>
        <text:p text:style-name="P6">BIZARRAK (BIZARRAK, 2)</text:p>
        <text:p text:style-name="P6">BLANKIANDO</text:p>
        <text:p text:style-name="P6">BLANKIRAKA (BLANKIRI, 2)</text:p>
        <text:p text:style-name="P6"><text:span text:style-name="T2">BLANKIRI</text:span> (BLANKIRI, 1)</text:p>
        <text:p text:style-name="P7">BLANKURI</text:p>
        <text:p text:style-name="P1">BOA EIÑ</text:p>
        <text:p text:style-name="P1">BOBI</text:p>
        <text:h text:style-name="P19" text:outline-level="2">BODEGI</text:h>
        <text:p text:style-name="P1">BOKARTA</text:p>
        <text:p text:style-name="P1">BOKAZABALA</text:p>
        <text:p text:style-name="P1">BOKI</text:p>
        <text:p text:style-name="P1">BOLATOKIXE</text:p>
        <text:p text:style-name="P1">BOLETU</text:p>
        <text:p text:style-name="P1">BOLINTXE</text:p>
        <text:p text:style-name="P1">BOLINTXEKO TXITXARRU</text:p>
        <text:p text:style-name="P1">BOLINTXIN IBILLI</text:p>
        <text:p text:style-name="P6">BONBATXUK</text:p>
        <text:h text:style-name="P13" text:outline-level="1">BONBILLOI</text:h>
        <text:p text:style-name="P7">BOTALDIXE</text:p>
        <text:p text:style-name="P6">BOUE</text:p>
        <text:p text:style-name="P6">BOZIÑE</text:p>
        <text:p text:style-name="P7">BRAELEKO TXIKOTA</text:p>
        <text:p text:style-name="P6">BRAERI</text:p>
        <text:p text:style-name="P6">BRAMUNE</text:p>
        <text:p text:style-name="P6">BRANKABUELTI</text:p>
        <text:p text:style-name="P6"><text:span text:style-name="T2">BRANKAZ</text:span> (BRANKI, 3)</text:p>
        <text:p text:style-name="P6">BRANKI (BRANKI, 1)</text:p>
        <text:p text:style-name="P6"><text:span text:style-name="T2">BRANKI EMON</text:span> (BRANKI, 2)</text:p>
        <text:p text:style-name="P1">BRAZATAN (BRAZI, 2)</text:p>
        <text:p text:style-name="P1">BRAZI (BRAZI, 1)</text:p>
        <text:p text:style-name="P4">BRAZIA</text:p>
        <text:p text:style-name="P1">BREKI</text:p>
        <text:p text:style-name="P1"><text:soft-page-break/>BUNDILLE</text:p>
        <text:p text:style-name="P1">BURBIÑI</text:p>
        <text:p text:style-name="P1">BURKU</text:p>
        <text:p text:style-name="P1">BUXI</text:p>
        <text:p text:style-name="P1">BUZTENBALTXE</text:p>
        <text:h text:style-name="P16" text:outline-level="4">BUZU</text:h>
        <text:p text:style-name="P6">DART (DART, 1)</text:p>
        <text:p text:style-name="P1">DEFENTSI (DEFENTSI, 1)</text:p>
        <text:p text:style-name="P1"><text:span text:style-name="T2">DEIXE JO</text:span> (DEIXE, 2)</text:p>
        <text:p text:style-name="P1">DENPORALETAN (DENPORALI, 2)</text:p>
        <text:p text:style-name="P1">DENPORALI (DENPORALI, 1)</text:p>
        <text:p text:style-name="P1">DESENROLA</text:p>
        <text:p text:style-name="P1">DESENTOLLA</text:p>
        <text:h text:style-name="P12" text:outline-level="1">DESKARGA</text:h>
        <text:p text:style-name="P1">DESKARGI</text:p>
        <text:p text:style-name="P4">DESPIXKA</text:p>
        <text:p text:style-name="P1">DESPIXKAN EIÑ (DESPIXKI, 2)</text:p>
        <text:p text:style-name="P1"><text:span text:style-name="T2">DESPIXKI</text:span> (DESPIXKI, 1)</text:p>
        <text:h text:style-name="P16" text:outline-level="4">DIKI</text:h>
        <text:p text:style-name="P1">DIRO PARTILLI</text:p>
        <text:p text:style-name="P1">DIRO PARTIUE</text:p>
        <text:p text:style-name="P1">DOMINIKALA</text:p>
        <text:p text:style-name="P1">DRAGA</text:p>
        <text:p text:style-name="P1">DRAGI</text:p>
        <text:p text:style-name="P1">DRANBARAKO ARRAÑE (DRANBARI, 3)</text:p>
        <text:p text:style-name="P1">DRANBARAN (DRANBARI, 2)</text:p>
        <text:p text:style-name="P1">DRANBARI (DRANBARI, 1)</text:p>
        <text:p text:style-name="P1">DURDU</text:p>
        <text:p text:style-name="P1">DZANGA EIÑ (DZANGA EIÑ, 2)</text:p>
        <text:p text:style-name="P1">DZANGARAKA (DZANGARI, 3)</text:p>
        <text:p text:style-name="P1">DZANGARAN (DZANGARI, 4)</text:p>
        <text:p text:style-name="P1">DZANGARI (DZANGARI, 1)</text:p>
        <text:p text:style-name="P1">DZANGIUAN (DZANGARI, 5)</text:p>
        <text:p text:style-name="P4">DZINGALEKU</text:p>
        <text:p text:style-name="P4">DZINGAN</text:p>
        <text:h text:style-name="P17" text:outline-level="4">EAKARRI</text:h>
        <text:p text:style-name="P3">EFETOS NABALES</text:p>
        <text:p text:style-name="P3">EGATI (EGATI, 1)</text:p>
        <text:p text:style-name="P3">EGATI (EGATI, 2)</text:p>
        <text:p text:style-name="P3">EGOI</text:p>
        <text:p text:style-name="P3">EIÑ (EIÑ, 6)</text:p>
        <text:p text:style-name="P3">ELDU (ELDU, 2)</text:p>
        <text:p text:style-name="P3">ELEMENTU (ELEMENTU, 2)</text:p>
        <text:p text:style-name="P3">ELIZI</text:p>
        <text:p text:style-name="P3">ELIZIN PALI (PALI, 4)</text:p>
        <text:p text:style-name="P3"><text:span text:style-name="T2">ENBARKA </text:span>(ENBARKA, 1)</text:p>
        <text:p text:style-name="P3">ENBARKA (ENBARKA, 2)</text:p>
        <text:p text:style-name="P3">ENBARKAZIÑOI</text:p>
        <text:p text:style-name="P3">ENBARRANKA</text:p>
        <text:p text:style-name="P3">ENKARNA</text:p>
        <text:p text:style-name="P3">ENPAKA</text:p>
        <text:p text:style-name="P2">ENPATXA</text:p>
        <text:p text:style-name="P3"><text:span text:style-name="T2">ENPATXU </text:span>(ENPATXU, 1)</text:p>
        <text:p text:style-name="P3">ENROLA</text:p>
        <text:p text:style-name="P3">ENTOLLA</text:p>
        <text:p text:style-name="P3">ENTZERI EIÑ</text:p>
        <text:p text:style-name="P2">EOKO AXI</text:p>
        <text:p text:style-name="P3">ERLAI PUNTAK (ERLAXE, 2)</text:p>
        <text:p text:style-name="P3"><text:span text:style-name="T2">ERLAXE</text:span> (ERLAXE, 1)</text:p>
        <text:p text:style-name="P3">ERLENGI (ERLENGI, 1)</text:p>
        <text:p text:style-name="P3">ERLENGI (ERLENGI, 2)</text:p>
        <text:p text:style-name="P3">ERLOJU</text:p>
        <text:p text:style-name="P3">ERRAMOLAXE</text:p>
        <text:p text:style-name="P3">ERRAMU</text:p>
        <text:p text:style-name="P3">ERRAMUN PALI (PALI, 5)</text:p>
        <text:p text:style-name="P3">ERRAMUTAN</text:p>
        <text:p text:style-name="P3">ERREBOLLU</text:p>
        <text:p text:style-name="P3">ERREIÑE (ERREIÑE, 1)</text:p>
        <text:p text:style-name="P3">ERREIÑKARI (ERREIÑE, 2)</text:p>
        <text:p text:style-name="P2">ERREKALI ARTU</text:p>
        <text:p text:style-name="P2">ERREKAXI</text:p>
        <text:p text:style-name="P3">ERREMORKA (ERREMORKA, 1)</text:p>
        <text:p text:style-name="P3">ERREMORKA (ERREMORKA, 2)</text:p>
        <text:p text:style-name="P3">ERREMORKI N (ERREMORKA, 3)</text:p>
        <text:p text:style-name="P3">ERREPALARI</text:p>
        <text:p text:style-name="P3">ERREPARAZIÑOI</text:p>
        <text:p text:style-name="P2">ERRESAKI</text:p>
        <text:p text:style-name="P3">ERRESULAXE</text:p>
        <text:p text:style-name="P3">ERRESUN</text:p>
        <text:p text:style-name="P3">ERREUSE</text:p>
        <text:p text:style-name="P2">ERRIA</text:p>
        <text:p text:style-name="P3">ERRIKO BANDAN (BANDI, 5)</text:p>
        <text:p text:style-name="P3">ERRIKO BANDI (BANDI, 4)</text:p>
        <text:p text:style-name="P3">ERRIXU</text:p>
        <text:p text:style-name="P3">ERROLA (ERROLA, 1)</text:p>
        <text:p text:style-name="P3">ERROLA, (ERROLA, 2)</text:p>
        <text:p text:style-name="P3">ERRU (ERRU, 1)</text:p>
        <text:p text:style-name="P3">ESKAMI (ESKAMI, 1)</text:p>
        <text:p text:style-name="P2">ESKARDI</text:p>
        <text:p text:style-name="P2">ESKILANTXARRI</text:p>
        <text:p text:style-name="P3">ESKU (ESKU, 5)</text:p>
        <text:p text:style-name="P3">ESKU-TXIKOTAK (ESKU, 6)</text:p>
        <text:p text:style-name="P3">ESKU-ZURDAK</text:p>
        <text:p text:style-name="P6">ESKU-ZURDAK (ZURDI, 2)</text:p>
        <text:p text:style-name="P3">ESKUKO APAXU</text:p>
        <text:p text:style-name="P3">ESPALDIUE</text:p>
        <text:p text:style-name="P3">ESPARDELA</text:p>
        <text:p text:style-name="P3">ESPRIÑE (ESPRIÑE, 1)</text:p>
        <text:p text:style-name="P3">ESTANPI (ESTANPI, 2)</text:p>
        <text:p text:style-name="P3">ESTATXI (ESTATXI, 1)</text:p>
        <text:p text:style-name="P3">ESTATXI (ESTATXI, 2)</text:p>
        <text:p text:style-name="P3">ESTOPI</text:p>
        <text:p text:style-name="P3">ESTRAPU</text:p>
        <text:p text:style-name="P3">ESTROPALAXE</text:p>
        <text:p text:style-name="P3"><text:soft-page-break/>ESTROPARI</text:p>
        <text:p text:style-name="P3">ETXARAKA IBILLI (ETXARI, 2)</text:p>
        <text:p text:style-name="P3">ETXARAN EON (ETXARI, 3)</text:p>
        <text:p text:style-name="P3"><text:span text:style-name="T2">ETXARI</text:span> (ETXARI)</text:p>
        <text:p text:style-name="P2">ETXEKO BANDAN</text:p>
        <text:p text:style-name="P3">ETXIN</text:p>
        <text:p text:style-name="P3">EUNEKU (EUNEKU, 1)</text:p>
        <text:p text:style-name="P3">EXKOTE</text:p>
        <text:p text:style-name="P3">EZPEBIETZA</text:p>
        <text:p text:style-name="P2">EZPETA</text:p>
        <text:p text:style-name="P3">EZPETOLA</text:p>
        <text:p text:style-name="P3">EZPITTU</text:p>
        <text:p text:style-name="P3">EZPIXE</text:p>
        <text:p text:style-name="P1">FAJI</text:p>
        <text:p text:style-name="P1">FAOLA</text:p>
        <text:p text:style-name="P1">FAOLERU</text:p>
        <text:p text:style-name="P1">FEBRERU (FEBRERU, 1)</text:p>
        <text:p text:style-name="P6">FLOT EIÑ </text:p>
        <text:p text:style-name="P6">FLOTI</text:p>
        <text:p text:style-name="P6"><text:span text:style-name="T2">FLOTIN </text:span>(FLOTIN, 1)</text:p>
        <text:p text:style-name="P1">FLOTIN (FLOTIN, 2)</text:p>
        <text:p text:style-name="P1">FOLIUE</text:p>
        <text:p text:style-name="P1">FONDIA</text:p>
        <text:p text:style-name="P1">FONDU (FONDU, 1)</text:p>
        <text:p text:style-name="P1">FONDUN (FONDU, 2)</text:p>
        <text:p text:style-name="P1">FRESKOAKO</text:p>
        <text:p text:style-name="P1">FRESKU</text:p>
        <text:p text:style-name="P1">GABARRI</text:p>
        <text:p text:style-name="P4">GALARRENA</text:p>
        <text:p text:style-name="P1">GALDARA MAKIÑAK (GALDARA MAKIÑI, 2)</text:p>
        <text:p text:style-name="P1">GALDARA MAKIÑI (GALDARA MAKIÑI, 1)</text:p>
        <text:p text:style-name="P1">GALDARATIÑE</text:p>
        <text:p text:style-name="P1">GALDARI</text:p>
        <text:p text:style-name="P4">GALDU-UNI</text:p>
        <text:p text:style-name="P4">GALGOI</text:p>
        <text:p text:style-name="P4">GANBUSTEN EIÑ</text:p>
        <text:p text:style-name="P6">GARIXU</text:p>
        <text:p text:style-name="P7">GARRANGI</text:p>
        <text:p text:style-name="P6">GATZERRI</text:p>
        <text:p text:style-name="P6">GATZERU</text:p>
        <text:p text:style-name="P1">GERRAKO BARKU</text:p>
        <text:p text:style-name="P1">GEUNE (GEUNE, 1)</text:p>
        <text:p text:style-name="P1">GEUNE (GEUNE, 2)</text:p>
        <text:p text:style-name="P1">GILLOLA</text:p>
        <text:p text:style-name="P1">GIÑARRI</text:p>
        <text:p text:style-name="P1">GIXONA GALDU (GALDU, 5)</text:p>
        <text:p text:style-name="P1">GIZA</text:p>
        <text:p text:style-name="P1">GOITTARRAK</text:p>
        <text:p text:style-name="P1">GOLPEKO ARRAÑE</text:p>
        <text:p text:style-name="P1"><text:span text:style-name="T2">GORRIXE</text:span> (GORRIXE, 2)</text:p>
        <text:p text:style-name="P1"><text:span text:style-name="T2">GORRIXE ATA </text:span>(GORRIXE, 3)</text:p>
        <text:p text:style-name="P1">GRANPIÑE</text:p>
        <text:p text:style-name="P1">GUARDAKOLA</text:p>
        <text:p text:style-name="P1">GUARDARRAÑE</text:p>
        <text:p text:style-name="P1">GUARDIANA</text:p>
        <text:p text:style-name="P1">GURMAIZTE</text:p>
        <text:p text:style-name="P1">IGON</text:p>
        <text:p text:style-name="P1">ILL ERO GOORTU</text:p>
        <text:p text:style-name="P1">INKALLA</text:p>
        <text:p text:style-name="P1">INTXAURROSKOLA</text:p>
        <text:p text:style-name="P1">IPAR AGILLOI</text:p>
        <text:p text:style-name="P1">IPARRA (IPARRA, 1)</text:p>
        <text:p text:style-name="P1">IPARRAUTSE</text:p>
        <text:h text:style-name="P20" text:outline-level="2">IRABIÑI</text:h>
        <text:p text:style-name="P1">IRAZI</text:p>
        <text:p text:style-name="P1">IRIONDO ARRAÑE</text:p>
        <text:p text:style-name="P6">ITXOS-BISTI</text:p>
        <text:p text:style-name="P6">ITXOSKABRI</text:p>
        <text:p text:style-name="P6">ITXOSO BETIN</text:p>
        <text:p text:style-name="P6">ITXOSU</text:p>
        <text:p text:style-name="P7">ITXOSU BETEKU</text:p>
        <text:p text:style-name="P6">ITXOSU PUSPULUKE (PUSPULUKE, 2)</text:p>
        <text:p text:style-name="P6">ITXOSUN SARTU</text:p>
        <text:p text:style-name="P1">ITXOZAPU</text:p>
        <text:p text:style-name="P1">IXKIRATAN</text:p>
        <text:p text:style-name="P1">IXKIRERU</text:p>
        <text:p text:style-name="P1">IXKIRI</text:p>
        <text:p text:style-name="P1">IXURDAK BRONTARAKA (IZURDI, 2)</text:p>
        <text:p text:style-name="P1">IXURDI (IXURDI, 1)</text:p>
        <text:p text:style-name="P1">IZUKIÑE</text:p>
        <text:p text:style-name="P3">JAKIPOTU</text:p>
        <text:p text:style-name="P3">JAKIXE</text:p>
        <text:p text:style-name="P3">JANERI</text:p>
        <text:p text:style-name="P3">JANGARTZU</text:p>
        <text:p text:style-name="P3">JATEARRAÑE</text:p>
        <text:p text:style-name="P3">JELA</text:p>
        <text:p text:style-name="P1">JELERI</text:p>
        <text:p text:style-name="P1">JULIANI</text:p>
        <text:p text:style-name="P3">KAAMARROTAN (KAAMARRU, 2)</text:p>
        <text:p text:style-name="P3">KAAMARRU (KAAMARRU, 1)</text:p>
        <text:p text:style-name="P3">KAAMARRU (KAAMARRU, 3)</text:p>
        <text:p text:style-name="P3">KABRA-ZOPI</text:p>
        <text:p text:style-name="P3">KABRAMONTESA</text:p>
        <text:p text:style-name="P2">KABRAN</text:p>
        <text:p text:style-name="P3">KABRATAN (KABRI, 2)</text:p>
        <text:p text:style-name="P3">KABRATAN (KABRI, 3)</text:p>
        <text:p text:style-name="P3">KABRI (KABRI, 1)</text:p>
        <text:p text:style-name="P3">KAELA</text:p>
        <text:p text:style-name="P3">KAELI</text:p>
        <text:p text:style-name="P3">KAJI</text:p>
        <text:p text:style-name="P3"><text:span text:style-name="T2">KAKALEKU</text:span> (KAKALEKU 2)</text:p>
        <text:p text:style-name="P3">KAKALEKUKO APAXU (KAKALEKU, 3)</text:p>
        <text:p text:style-name="P3">KAKÚ</text:p>
        <text:p text:style-name="P3"><text:soft-page-break/>KALA (KALA, 1)</text:p>
        <text:p text:style-name="P3">KALABEUNE</text:p>
        <text:p text:style-name="P3">KALABORTA</text:p>
        <text:p text:style-name="P3">KALAGIXONA</text:p>
        <text:p text:style-name="P3">KALAK (KALI, 2)</text:p>
        <text:p text:style-name="P3">KALAN ERDIXE</text:p>
        <text:p text:style-name="P3">KALAPETA</text:p>
        <text:p text:style-name="P2">KALARAN BAT</text:p>
        <text:p text:style-name="P3">KALARI (KALARI, 1)</text:p>
        <text:p text:style-name="P3">KALARI (KALARI, 1)</text:p>
        <text:p text:style-name="P3">KALATXOIXE</text:p>
        <text:p text:style-name="P3">KALI <text:s/>(KÁLI, 1)</text:p>
        <text:p text:style-name="P3">KALI (KALI, 3)</text:p>
        <text:p text:style-name="P3"><text:span text:style-name="T2">KALMA ZURIXE (</text:span>KALMI, 2)</text:p>
        <text:p text:style-name="P3">KALMAALDIXE</text:p>
        <text:p text:style-name="P3">KALMI, (KALMI, 1)</text:p>
        <text:p text:style-name="P3">KAMAÑI</text:p>
        <text:p text:style-name="P3">KANA</text:p>
        <text:p text:style-name="P3">KANDELERU (KANDELERUK, 2)</text:p>
        <text:p text:style-name="P3">KANDELERUK (KANDELERUK, 1)</text:p>
        <text:h text:style-name="P23" text:outline-level="3">KANI</text:h>
        <text:p text:style-name="P3">KANKAMU (KANKAMU, 1)</text:p>
        <text:p text:style-name="P3">KANPAIOLATU</text:p>
        <text:p text:style-name="P3">KANPAXI</text:p>
        <text:p text:style-name="P2">KANTILLE</text:p>
        <text:p text:style-name="P3">KAÑABERERU (KAÑABERERU, 1)</text:p>
        <text:p text:style-name="P3">KAÑABERERU (KAÑABERERU, 2)</text:p>
        <text:p text:style-name="P3">KAÑABERI</text:p>
        <text:p text:style-name="P3">KAO DE MARRA</text:p>
        <text:p text:style-name="P3">KAPAN EON</text:p>
        <text:p text:style-name="P3">KARDALA</text:p>
        <text:p text:style-name="P3">KARIOKI</text:p>
        <text:p text:style-name="P3">KARIOKILLI</text:p>
        <text:p text:style-name="P3">KARNATA BARRIXE (KARNATI, 2)</text:p>
        <text:p text:style-name="P3">KARNATI (KARNATI, 1)</text:p>
        <text:p text:style-name="P3">KARNATI EIÑ (KARNATI, 3)</text:p>
        <text:p text:style-name="P3">KARRASPIXU (KARRASPIXU, 1)</text:p>
        <text:p text:style-name="P3">KARRU (KARRU, 1)</text:p>
        <text:p text:style-name="P3">KASKOTI</text:p>
        <text:p text:style-name="P3">KATI</text:p>
        <text:p text:style-name="P3">KATXALADI</text:p>
        <text:p text:style-name="P3">KATXALOTI</text:p>
        <text:p text:style-name="P3">KAXAU</text:p>
        <text:p text:style-name="P3">KAZAKO ARRAÑE</text:p>
        <text:p text:style-name="P3">KAZAN</text:p>
        <text:p text:style-name="P3">KAZERU (KAZERU, 2)</text:p>
        <text:p text:style-name="P3">KILLAZGORA</text:p>
        <text:h text:style-name="P9" text:outline-level="1">KILLI</text:h>
        <text:p text:style-name="P3">KIRRIXKATAN (KIRRIXKI, 3)</text:p>
        <text:p text:style-name="P3">KIRRIXKI (KIRRIXKI, 1)</text:p>
        <text:p text:style-name="P3">KLABITU</text:p>
        <text:p text:style-name="P3">KOASTA</text:p>
        <text:p text:style-name="P3">KOBLI</text:p>
        <text:p text:style-name="P3">KOBRA (KOBRA, 2)</text:p>
        <text:p text:style-name="P3">KOFRAXE</text:p>
        <text:p text:style-name="P3">KOFRI (KOFRI, 1)</text:p>
        <text:p text:style-name="P3">KOLAXU</text:p>
        <text:p text:style-name="P3">KOLONDRIÑE</text:p>
        <text:p text:style-name="P3">KONPAÑE TRATU</text:p>
        <text:p text:style-name="P3">KONPAÑI (KONPAÑI, 1)</text:p>
        <text:p text:style-name="P3">KONPAÑIN IBILLI</text:p>
        <text:p text:style-name="P3">KONPASA (KONPASA, 1)</text:p>
        <text:p text:style-name="P3">KONPRADORI</text:p>
        <text:p text:style-name="P3">KONTRAGILLI</text:p>
        <text:p text:style-name="P3">KONTRAKAELA</text:p>
        <text:p text:style-name="P3">KONTRAMAXU</text:p>
        <text:p text:style-name="P3">KORAÑE</text:p>
        <text:p text:style-name="P3">KORDA-ALAN</text:p>
        <text:p text:style-name="P3">KORDAALATZALLI</text:p>
        <text:p text:style-name="P3">KORDABOTAN</text:p>
        <text:p text:style-name="P3">KORDAN (KORDI, 2)</text:p>
        <text:p text:style-name="P3">KORDELA</text:p>
        <text:p text:style-name="P3">KORDI (KORDI, 1)</text:p>
        <text:p text:style-name="P3">KORRENTA</text:p>
        <text:p text:style-name="P3">KORTXU (KORTXU, 2)</text:p>
        <text:p text:style-name="P2">KOSTALAZUNE</text:p>
        <text:p text:style-name="P3">KOSTARREN KALI</text:p>
        <text:p text:style-name="P3">KOSTAU</text:p>
        <text:p text:style-name="P3">KOSTAZKANA</text:p>
        <text:p text:style-name="P3">KOSTERI (KOSTERI, 1)</text:p>
        <text:p text:style-name="P3">KOSTERI EIÑ (KOSTERI, 3)</text:p>
        <text:p text:style-name="P3">KOSTERREZ</text:p>
        <text:p text:style-name="P3">KOSTERU</text:p>
        <text:p text:style-name="P3">KOSTI</text:p>
        <text:p text:style-name="P3">KOTI</text:p>
        <text:p text:style-name="P3">KOTORRA</text:p>
        <text:p text:style-name="P3">KOXIU</text:p>
        <text:p text:style-name="P3">KOXKI (KOXKI, 3)</text:p>
        <text:p text:style-name="P3">KOZIÑERO IBILLI</text:p>
        <text:p text:style-name="P3">KRESALA (KRESALA, 1)</text:p>
        <text:p text:style-name="P3">KRIE</text:p>
        <text:p text:style-name="P3">KRISALA</text:p>
        <text:p text:style-name="P3">KUBIERTI</text:p>
        <text:p text:style-name="P3">KUPU</text:p>
        <text:p text:style-name="P3">KURKILDDU (KURKILLE, 2)</text:p>
        <text:p text:style-name="P3">KURKILLE (KURKILLE, 1)</text:p>
        <text:p text:style-name="P2">LANBASA</text:p>
        <text:p text:style-name="P3">LANGUSTATAN (LANGUSTI, 3)</text:p>
        <text:p text:style-name="P3">LANGUSTERUK (LANGUSTI, 2)</text:p>
        <text:p text:style-name="P3">LANGUSTI (LANGUSTI, 1)</text:p>
        <text:p text:style-name="P3">LANGUSTIÑU</text:p>
        <text:p text:style-name="P3">LANPRI</text:p>
        <text:p text:style-name="P3">LANTESA</text:p>
        <text:p text:style-name="P3">LANTXARRAPIDI</text:p>
        <text:p text:style-name="P3"><text:soft-page-break/><text:span text:style-name="T2">LANTZOI</text:span> (LANTZOI, 1)</text:p>
        <text:p text:style-name="P3">LAPI (LAPI, 1)</text:p>
        <text:p text:style-name="P3">LASKA</text:p>
        <text:h text:style-name="P22" text:outline-level="2">LASTAMARRAGI</text:h>
        <text:p text:style-name="P3">LASTI</text:p>
        <text:p text:style-name="P3">LATIÑE (LATIÑE, 1)</text:p>
        <text:p text:style-name="P3">LATIÑEKO PALU (LTIÑE, 2)</text:p>
        <text:p text:style-name="P3">LAZUNE</text:p>
        <text:p text:style-name="P3">LEATZA</text:p>
        <text:p text:style-name="P3">LEATZARBIXAK</text:p>
        <text:p text:style-name="P3">LEATZURDALLAK</text:p>
        <text:p text:style-name="P3">LEAZBIZARRAK</text:p>
        <text:p text:style-name="P3">LEAZBURU</text:p>
        <text:p text:style-name="P3">LEAZKOKOTXAK</text:p>
        <text:p text:style-name="P3">LEMABURU (LEMI, 2)</text:p>
        <text:p text:style-name="P3">LEMI (LEMI, 1)</text:p>
        <text:p text:style-name="P1">LEMI GOBERNA (GOBERNA, 2)</text:p>
        <text:p text:style-name="P3">LENGUAU</text:p>
        <text:p text:style-name="P3">LENTOI</text:p>
        <text:p text:style-name="P3">LESTEKALDI</text:p>
        <text:p text:style-name="P3">LESTEKO AXI</text:p>
        <text:p text:style-name="P2">LESTEKO MOLLI</text:p>
        <text:p text:style-name="P3"><text:span text:style-name="T2">LIORRA </text:span>(LIORRA, 1)</text:p>
        <text:p text:style-name="P3">LIORREKU (LIORRA, 2)</text:p>
        <text:p text:style-name="P3">LIORTARRA (LIORRA, 3)</text:p>
        <text:p text:style-name="P3">LISTI (LISTI, 3)</text:p>
        <text:p text:style-name="P3">LORU (LORU, 1)</text:p>
        <text:p text:style-name="P3">LOTSI (LOTSI, 2)</text:p>
        <text:p text:style-name="P3">LUMA-TXITXARRU</text:p>
        <text:p text:style-name="P3">LUPIÑI</text:p>
        <text:p text:style-name="P1">MAIMENA</text:p>
        <text:p text:style-name="P1">MAIÑEL JENTI</text:p>
        <text:h text:style-name="P21" text:outline-level="2">MAIÑELA</text:h>
        <text:p text:style-name="P1">MAIÑELAN IXATI</text:p>
        <text:p text:style-name="P1">MAIÑERO JUN</text:p>
        <text:p text:style-name="P7">MAIÑERU</text:p>
        <text:p text:style-name="P6">MAIZTA (MAIZTA, 1)</text:p>
        <text:p text:style-name="P6"><text:span text:style-name="T2">MAIZTAU EIÑ </text:span>(MAIZTAU EIÑ, 1)</text:p>
        <text:p text:style-name="P6">MAKALLAU</text:p>
        <text:p text:style-name="P6">MAKALLAU ARRAÑE</text:p>
        <text:p text:style-name="P6">MAKIÑI</text:p>
        <text:p text:style-name="P6">MAKIÑISTE IBILLI (MAKIÑISTI, 2)</text:p>
        <text:p text:style-name="P6">MAKIÑISTI (MAKIÑISTI, 1)</text:p>
        <text:p text:style-name="P1">MALLABAKARRA (TRESMALLI, 2)</text:p>
        <text:p text:style-name="P1">MALLERDIKU (MALLI, 2)</text:p>
        <text:p text:style-name="P1"><text:span text:style-name="T2">MALLI </text:span>(MALLI, 1)</text:p>
        <text:p text:style-name="P1">MALLOI (MALLI, 3)</text:p>
        <text:p text:style-name="P1">MALLU</text:p>
        <text:p text:style-name="P6">MALUTAK ORRAZTU (ORRAZTU, 2)</text:p>
        <text:p text:style-name="P1">MALUTATA</text:p>
        <text:p text:style-name="P1">MALUTERU</text:p>
        <text:p text:style-name="P4">MALUTI</text:p>
        <text:p text:style-name="P1">MANDDUBATAKO ARRAÑE (MANDDUBI, 3)</text:p>
        <text:p text:style-name="P1">MANDDUBATAN IBILLI (MANDDUBI, 2)</text:p>
        <text:p text:style-name="P1"><text:span text:style-name="T2">MANDDUBI</text:span> (MANDDUBI, 1)</text:p>
        <text:p text:style-name="P6">MANIOBRI</text:p>
        <text:p text:style-name="P7">MANU</text:p>
        <text:p text:style-name="P7">MANUTU</text:p>
        <text:p text:style-name="P6">MARE BIZIXAK</text:p>
        <text:p text:style-name="P6">MARE ILLAK</text:p>
        <text:p text:style-name="P4">MARE PUNTI</text:p>
        <text:p text:style-name="P1">MARI (MARI, 1)</text:p>
        <text:p text:style-name="P1">MARI (MARI, 2)</text:p>
        <text:p text:style-name="P1">MARIA (MARIA, 1)</text:p>
        <text:p text:style-name="P1">MARIKI</text:p>
        <text:h text:style-name="P12" text:outline-level="1">MARMITTAKU</text:h>
        <text:p text:style-name="P1">MARMOKI (MARMOKI, 1)</text:p>
        <text:p text:style-name="P1">MARRAENA</text:p>
        <text:p text:style-name="P1">MARRAXERU (MARRAXU, 3)</text:p>
        <text:p text:style-name="P1">MARRAXOTAN (MARRAXU, 2)</text:p>
        <text:p text:style-name="P1"><text:span text:style-name="T2">MARRAXU</text:span> (MARRAXU, 1)</text:p>
        <text:p text:style-name="P1">MARTIÑE (MARTIÑE, 1)</text:p>
        <text:p text:style-name="P1">MASOTI</text:p>
        <text:p text:style-name="P4">MATAPUNTXETI</text:p>
        <text:p text:style-name="P4">MATZAKU</text:p>
        <text:p text:style-name="P4">MAUNE (MAUNE, 1)</text:p>
        <text:p text:style-name="P2">MAUNEZKO TRAJI (TRAJI, 2)</text:p>
        <text:p text:style-name="P4">MAUNEZKO PAÑELU</text:p>
        <text:p text:style-name="P6">MAUNEZKU (MAUNE, 2)</text:p>
        <text:p text:style-name="P6">MAUSTAKO BALDI</text:p>
        <text:p text:style-name="P6">MAUSTI</text:p>
        <text:p text:style-name="P6">MAZIXE (MAZIXE, 1)</text:p>
        <text:p text:style-name="P1">MAZOPI</text:p>
        <text:p text:style-name="P1">MEDIANI</text:p>
        <text:p text:style-name="P1">MELBI</text:p>
        <text:p text:style-name="P1"><text:span text:style-name="T2">MENDEBALA</text:span> (MENDEBALA, 1)</text:p>
        <text:p text:style-name="P1">MEÑAJI</text:p>
        <text:p text:style-name="P6">MINDRIXKI</text:p>
        <text:p text:style-name="P6">MOKOLOI</text:p>
        <text:p text:style-name="P6">MOKUKO BURU</text:p>
        <text:p text:style-name="P4">MOLLA BURU</text:p>
        <text:p text:style-name="P1">MOLLA EGALIN</text:p>
        <text:p text:style-name="P1">MOLLA GAÑIN</text:p>
        <text:p text:style-name="P1">MOLLA MUZTURRE</text:p>
        <text:p text:style-name="P1">MOLLA TXIKXE</text:p>
        <text:p text:style-name="P1">MOLLI (MOLLI, 1)</text:p>
        <text:p text:style-name="P6">MOLLI (MOLLI, 2)</text:p>
        <text:p text:style-name="P6">MOLLI FLOTIN (MOLLI, 3)</text:p>
        <text:p text:style-name="P1">MOMATXE</text:p>
        <text:p text:style-name="P1">MONDDORRA</text:p>
        <text:p text:style-name="P4">MONGOLIÑUK</text:p>
        <text:p text:style-name="P1">MONTEMAIORRA</text:p>
        <text:p text:style-name="P1">MORRU</text:p>
        <text:p text:style-name="P1"><text:soft-page-break/>MOTILOI</text:p>
        <text:p text:style-name="P1">MOTORISTA</text:p>
        <text:p text:style-name="P1">MOTORRA</text:p>
        <text:p text:style-name="P1">MOTOR TXIKIXAK</text:p>
        <text:p text:style-name="P1">MUNDILLE (MUNDILLE, 1)</text:p>
        <text:p text:style-name="P1">MUS EIÑ</text:p>
        <text:p text:style-name="P1">MUSARAKA (MUSARI, 3)</text:p>
        <text:p text:style-name="P1">MUSARAN (MUSARI, 2)</text:p>
        <text:p text:style-name="P1"><text:span text:style-name="T2">MUSARI</text:span> (MUSARI, 1)</text:p>
        <text:p text:style-name="P6">MUSTU (MUSTU, 1)</text:p>
        <text:p text:style-name="P6">MUTRIKU</text:p>
        <text:p text:style-name="P6">MUTXILLOI</text:p>
        <text:p text:style-name="P6">MUXARRA</text:p>
        <text:p text:style-name="P1">NESKA ZARRA (NESKA ZARRA, 2)</text:p>
        <text:p text:style-name="P1">NORESTEKA JUN</text:p>
        <text:p text:style-name="P4">NORTEKO AXI</text:p>
        <text:p text:style-name="P4">OALDIXE</text:p>
        <text:p text:style-name="P1">OBRAMUERTI</text:p>
        <text:p text:style-name="P1">OJAELA</text:p>
        <text:p text:style-name="P1">OLABARRU</text:p>
        <text:p text:style-name="P1">OLATU</text:p>
        <text:p text:style-name="P1">OLEZKO MOLLI</text:p>
        <text:p text:style-name="P1">OLEZKO ORRATZA</text:p>
        <text:p text:style-name="P1">OLLARRA (OLLARRA, 2)</text:p>
        <text:p text:style-name="P1">OLLAUE</text:p>
        <text:p text:style-name="P1">ONDARRA</text:p>
        <text:h text:style-name="P11" text:outline-level="1">ONDARRAZPIKU</text:h>
        <text:p text:style-name="P1">ONDU</text:p>
        <text:p text:style-name="P1">ONDU ATRAPA</text:p>
        <text:p text:style-name="P6">ONDU JO (ONDU JO, 1)</text:p>
        <text:p text:style-name="P1">ONDUA</text:p>
        <text:p text:style-name="P6">ONDUKO ARRAÑE</text:p>
        <text:p text:style-name="P6"><text:span text:style-name="T2">ONDUN</text:span> (ONDUN, 2)</text:p>
        <text:p text:style-name="P6">ONDURE BOTA (ONDURE JUN, 2)</text:p>
        <text:p text:style-name="P6">ONDURE JUN (ONDURE JUN, 1)</text:p>
        <text:p text:style-name="P6">ONILLIN</text:p>
        <text:p text:style-name="P6">ORAPILLU</text:p>
        <text:p text:style-name="P6">OREKAN</text:p>
        <text:p text:style-name="P6">ORENKA</text:p>
        <text:p text:style-name="P6">ORRIXAK</text:p>
        <text:p text:style-name="P1">OTZARI</text:p>
        <text:p text:style-name="P3">PAELA</text:p>
        <text:p text:style-name="P3">PALAMETRU</text:p>
        <text:p text:style-name="P3">PALANKA ZULU (PALANKI, 2)</text:p>
        <text:p text:style-name="P3">PALANKI (PALANKI, 1)</text:p>
        <text:p text:style-name="P3">PALARA LUZIN (PALARI, 3)</text:p>
        <text:p text:style-name="P3">PALARA MOTZIN (PALARI, 4)</text:p>
        <text:p text:style-name="P3">PALARAKA (PALARI, 2)</text:p>
        <text:p text:style-name="P3">PALARAN (PALARI, 5)</text:p>
        <text:p text:style-name="P3"><text:span text:style-name="T2">PALARI</text:span> (PALARI, 1)</text:p>
        <text:p text:style-name="P3">PALIN</text:p>
        <text:p text:style-name="P3">PALOTA</text:p>
        <text:p text:style-name="P3">PANDERU (PANDERU, 1)</text:p>
        <text:p text:style-name="P3">PANDERU PASA (PANDERU, 2)</text:p>
        <text:p text:style-name="P3">PANTOKA</text:p>
        <text:p text:style-name="P3">PANTXOTAN (PANTXU, 2)</text:p>
        <text:p text:style-name="P3">PANTXU</text:p>
        <text:p text:style-name="P3">PAPARDO URTI</text:p>
        <text:p text:style-name="P3">PAPARDOTAN</text:p>
        <text:p text:style-name="P3">P<text:span text:style-name="T2">APARDU</text:span></text:p>
        <text:p text:style-name="P3">PAPU</text:p>
        <text:p text:style-name="P3">PAREJI (PAREJI, 2)</text:p>
        <text:h text:style-name="P22" text:outline-level="2">PARROTXI</text:h>
        <text:p text:style-name="P3">PARTILLABAIKO ARRAÑE</text:p>
        <text:p text:style-name="P3">PARTILLI</text:p>
        <text:p text:style-name="P3">PASAI</text:p>
        <text:p text:style-name="P3">PASAJERU</text:p>
        <text:p text:style-name="P3">PASTANKI</text:p>
        <text:p text:style-name="P3">PATENTI</text:p>
        <text:p text:style-name="P3">PATROI (PATROI, 1)</text:p>
        <text:p text:style-name="P3">PELIKATU</text:p>
        <text:p text:style-name="P3">PENDULE</text:p>
        <text:p text:style-name="P3">PERLOI</text:p>
        <text:p text:style-name="P3">PERLOI URE</text:p>
        <text:p text:style-name="P3">PESKA</text:p>
        <text:p text:style-name="P3">PEXI</text:p>
        <text:p text:style-name="P3">PIPI (PIPI, 3)</text:p>
        <text:p text:style-name="P3">PLAI TXIKIKO MORRU (PLAI TXIKIXE, 2)</text:p>
        <text:p text:style-name="P3"><text:span text:style-name="T2">PLAI TXIKIXE</text:span> (PLAI TXIKIXE, 1)</text:p>
        <text:p text:style-name="P3">PLASONA</text:p>
        <text:p text:style-name="P2">PLATI</text:p>
        <text:p text:style-name="P3">PLAXE</text:p>
        <text:p text:style-name="P3">POLEI</text:p>
        <text:p text:style-name="P2">PONTOI</text:p>
        <text:p text:style-name="P3">PORTU</text:p>
        <text:p text:style-name="P3">POTIÑE</text:p>
        <text:p text:style-name="P3">POTXERA BARRITXU</text:p>
        <text:p text:style-name="P3">POTXERI</text:p>
        <text:p text:style-name="P3">POTXI</text:p>
        <text:p text:style-name="P3">PRESIÑOI</text:p>
        <text:p text:style-name="P3">PRESO</text:p>
        <text:h text:style-name="P22" text:outline-level="2">PRIMERU</text:h>
        <text:p text:style-name="P3">PUENTI</text:p>
        <text:p text:style-name="P3">PUTXANU</text:p>
        <text:p text:style-name="P3">REDERU</text:p>
        <text:p text:style-name="P3">SABLI (SABLI, 1)</text:p>
        <text:p text:style-name="P3">SAGAKU</text:p>
        <text:p text:style-name="P2">SAGAN</text:p>
        <text:p text:style-name="P3">SALABARDU</text:p>
        <text:p text:style-name="P3">SALBABIRI</text:p>
        <text:p text:style-name="P2">SALBEUE</text:p>
        <text:p text:style-name="P3">SALBI (SALBI, 2)</text:p>
        <text:p text:style-name="P3">SALE</text:p>
        <text:p text:style-name="P3"><text:span text:style-name="T2">SALIRI</text:span> (SALIRI, 3)</text:p>
        <text:p text:style-name="P3"><text:soft-page-break/>SALMUERATAN (SALMUERI, 2)</text:p>
        <text:p text:style-name="P3">SALMUERI (SALMUERI, 1)</text:p>
        <text:p text:style-name="P3">SAN ANTONIO SARDIÑI</text:p>
        <text:p text:style-name="P3">SAN PEDRO TXIKI (SAN PEDRO, 2)</text:p>
        <text:p text:style-name="P3">SANBULLU</text:p>
        <text:p text:style-name="P3">SANBURNIO</text:p>
        <text:p text:style-name="P3">SANTOÑA</text:p>
        <text:p text:style-name="P3">SARBAISTE (SARBU, 2)</text:p>
        <text:p text:style-name="P3">SARBU (SARBU, 1)</text:p>
        <text:p text:style-name="P3">SARDA GORRIXE</text:p>
        <text:p text:style-name="P3"><text:span text:style-name="T2">SARDI (</text:span>SARDI, 1)</text:p>
        <text:p text:style-name="P3">SARDIETA</text:p>
        <text:p text:style-name="P3">SARDINASTEKU</text:p>
        <text:p text:style-name="P3">SARDIÑI</text:p>
        <text:p text:style-name="P3">SARDOI</text:p>
        <text:p text:style-name="P3">SARE-ARRAÑE</text:p>
        <text:p text:style-name="P3">SARERU</text:p>
        <text:p text:style-name="P3">SARI (SARI, 1)</text:p>
        <text:p text:style-name="P3">SARI (SARI, 2)</text:p>
        <text:p text:style-name="P3">SARI KONPONTZEN</text:p>
        <text:p text:style-name="P3">SARI PLANIA</text:p>
        <text:p text:style-name="P3">SARIK JO</text:p>
        <text:p text:style-name="P3">SARIK TIRATU</text:p>
        <text:p text:style-name="P3">SARIKONPONTZALLI</text:p>
        <text:p text:style-name="P6">SARIKONPONTZALLIN MAISTRI (MAISTRI, 2)</text:p>
        <text:p text:style-name="P3"><text:span text:style-name="T2">SARITAN </text:span>(SARI, 3)</text:p>
        <text:p text:style-name="P3">SARRERI (SARRERI, 4)</text:p>
        <text:p text:style-name="P3">SEGERI ATA</text:p>
        <text:p text:style-name="P3">SEGUNDO JUN (SEGUNDU, 3)</text:p>
        <text:p text:style-name="P3">SEGUNDU (SEGUNDU, 1)</text:p>
        <text:p text:style-name="P3">SENU (SENU, 1)</text:p>
        <text:h text:style-name="P22" text:outline-level="2">SEÑERU</text:h>
        <text:p text:style-name="P3">SERGERATU (SERGERI, 2)</text:p>
        <text:p text:style-name="P3"><text:span text:style-name="T2">SERGERI </text:span>(SERGERI, 1)</text:p>
        <text:p text:style-name="P3">SERORI (SERORI, 2)</text:p>
        <text:p text:style-name="P3">SIETE PLAIAS</text:p>
        <text:p text:style-name="P3">SISANGRI</text:p>
        <text:p text:style-name="P3">SOKA OBILLU (SOKI, 2)</text:p>
        <text:p text:style-name="P3">SOKALI</text:p>
        <text:p text:style-name="P3">SOKI (SOKI, 1)</text:p>
        <text:p text:style-name="P3">SOKIN ARIMI (SOKI, 3)</text:p>
        <text:p text:style-name="P3">SOLDATI</text:p>
        <text:p text:style-name="P3">SONDABURDIÑAK</text:p>
        <text:p text:style-name="P3">SONDAN (SONDI, 2)</text:p>
        <text:p text:style-name="P3">SONDI (SONDI, 1)</text:p>
        <text:p text:style-name="P3">SOTAPATROI</text:p>
        <text:p text:style-name="P3">SUBILLE</text:p>
        <text:p text:style-name="P3">SUESTA </text:p>
        <text:p text:style-name="P3">SURESTA</text:p>
        <text:p text:style-name="P3">TABLA MAREA</text:p>
        <text:p text:style-name="P3">TABLI (TABLI, 2)</text:p>
        <text:p text:style-name="P3">TAKOTA (TAKOTA, 1)</text:p>
        <text:p text:style-name="P3">TALAXE</text:p>
        <text:p text:style-name="P3">TALAXERU</text:p>
        <text:p text:style-name="P3">TANBORTA</text:p>
        <text:p text:style-name="P3">TANBULETA</text:p>
        <text:p text:style-name="P3">TANBUTXU</text:p>
        <text:p text:style-name="P3">TANGARTA</text:p>
        <text:p text:style-name="P3">TANKERTA</text:p>
        <text:p text:style-name="P3">TANTZI (TANTZI, 1)</text:p>
        <text:p text:style-name="P2">TERRALA</text:p>
        <text:p text:style-name="P3">TINGLOI (TINGLOI, 1)</text:p>
        <text:p text:style-name="P3">TINGLOIPI (TINGLOI, 2)</text:p>
        <text:p text:style-name="P3">TINTTALEKU (TINTTA, 2)</text:p>
        <text:p text:style-name="P3">TIÑI</text:p>
        <text:p text:style-name="P3">TIRA-BIRI (TIRA-BIRI, 1)</text:p>
        <text:p text:style-name="P3">TIRANTI (TIRANTI, 2)</text:p>
        <text:p text:style-name="P3">TITI-ARRAÑE (TITIXE, 2)</text:p>
        <text:p text:style-name="P3">TOLA</text:p>
        <text:p text:style-name="P2">TOLETA</text:p>
        <text:p text:style-name="P3">TOLLANAK EMON (TOLLE, 2)</text:p>
        <text:p text:style-name="P3">TOLLE (TOLLE, 1)</text:p>
        <text:p text:style-name="P3">TOPI (TOPI, 1)</text:p>
        <text:p text:style-name="P3">TOPI BOTA (TOPI, 2)</text:p>
        <text:p text:style-name="P3">TOSTARTEKU (TOSTI, 2)</text:p>
        <text:p text:style-name="P3">TOSTARTI (TOSTI, 3)</text:p>
        <text:p text:style-name="P3"><text:span text:style-name="T2">TOSTI </text:span>(TOSTI, 1)</text:p>
        <text:p text:style-name="P3">TRABES (TRABES, 2)</text:p>
        <text:p text:style-name="P3">TRABESEKO PAELA</text:p>
        <text:p text:style-name="P2">TRABOLA</text:p>
        <text:p text:style-name="P2">TRAGONARRU</text:p>
        <text:p text:style-name="P3">TRAMANA (TRAMANA, 1)</text:p>
        <text:p text:style-name="P3">TRANKALLADI</text:p>
        <text:p text:style-name="P3">TRAPALLADI</text:p>
        <text:p text:style-name="P3">TRASATLANTIKU</text:p>
        <text:p text:style-name="P3"><text:span text:style-name="T1">TREINKARI</text:span><text:span text:style-name="T2"> </text:span>(TREÑE, 2)</text:p>
        <text:p text:style-name="P3">TREÑAN KORTXU (KORTXU, 3)</text:p>
        <text:p text:style-name="P3">TREÑAN SENU (SENU, 2)</text:p>
        <text:p text:style-name="P3">TREÑARI (TREÑARI, 1)</text:p>
        <text:p text:style-name="P3"><text:span text:style-name="T2">TREÑARI (</text:span>TREÑARI, 2)</text:p>
        <text:p text:style-name="P3">TREÑE (TREÑE, 1)</text:p>
        <text:p text:style-name="P3">TREÑERU (TREÑERU, 1)</text:p>
        <text:p text:style-name="P3">TREÑERU (TREÑERU, 2)</text:p>
        <text:p text:style-name="P3">TREOTZARI (TRETZI, 2)</text:p>
        <text:p text:style-name="P3">TRESMALLI ( TRESMALLI, 1)</text:p>
        <text:p text:style-name="P3">TRESMURI </text:p>
        <text:p text:style-name="P3">TRETZA-ALAN (TRETZI, 3)</text:p>
        <text:p text:style-name="P3">TRETZA-BOTAN (TRETZI, 4)</text:p>
        <text:p text:style-name="P3">TRETZA-DIRU (TRETZI, 5)</text:p>
        <text:p text:style-name="P3">TRETZA-ENPATXU (TRETZI, 6)</text:p>
        <text:p text:style-name="P3">TRETZAKO SENU (SENU, 3)</text:p>
        <text:p text:style-name="P3">TRETZI (TRETZI, 1)</text:p>
        <text:p text:style-name="P3">TRETZI ENBARGA (TRETZI, 7)</text:p>
        <text:p text:style-name="P3"><text:soft-page-break/>TRETZI JO (TRETZI, 8)</text:p>
        <text:p text:style-name="P3">TRETZIN MARKI (TRETZI, 9)</text:p>
        <text:p text:style-name="P3">TRETZIN SEÑALI (TRETZI, 10)</text:p>
        <text:p text:style-name="P3">TRIUAN IBILLI (TRIUE, 2)</text:p>
        <text:p text:style-name="P3">TRIUE (TRIUE, 1)</text:p>
        <text:p text:style-name="P3">TRIXAK</text:p>
        <text:p text:style-name="P3">TUNBATA (TUNBI, 3)</text:p>
        <text:p text:style-name="P3">TUNBI (TUNBI, 1)</text:p>
        <text:p text:style-name="P3">TUNBI ARTU (TUNBI, 2)</text:p>
        <text:p text:style-name="P3">TURRUNE (TURRUNE, 1)</text:p>
        <text:p text:style-name="P3">TURRUNE (TURRUNE, 2)</text:p>
        <text:p text:style-name="P3">TURTUBI</text:p>
        <text:p text:style-name="P3">TXALOPA-JAUI</text:p>
        <text:p text:style-name="P3">TXALOPANDIXE</text:p>
        <text:p text:style-name="P3">TXALOPI</text:p>
        <text:p text:style-name="P3">TXALOPI GALDU (GALDU, 8)</text:p>
        <text:p text:style-name="P3">TXANELA</text:p>
        <text:p text:style-name="P3">TXANPELETA</text:p>
        <text:p text:style-name="P3">TXAPAZKO BARKU</text:p>
        <text:p text:style-name="P3">TXARTANGU</text:p>
        <text:p text:style-name="P3">TXARTARA MAKALA (TXARTARI, 2)</text:p>
        <text:p text:style-name="P3">TXARTARI (TXARTARI, 1)</text:p>
        <text:p text:style-name="P3">TXARTELA (TXARTELA, 2)</text:p>
        <text:p text:style-name="P3">TXELBI</text:p>
        <text:p text:style-name="P3">TXERKIUAK</text:p>
        <text:p text:style-name="P3"><text:span text:style-name="T2">TXERMOLA</text:span> (TXERMOLA, 1)</text:p>
        <text:p text:style-name="P3">TXIBI ERRUK</text:p>
        <text:p text:style-name="P3">TXIBI KORAÑE</text:p>
        <text:p text:style-name="P3">TXIBIERU</text:p>
        <text:p text:style-name="P3">TXIBIKORAÑAK GORDETEKO TUTULU (TUTULU, 3)</text:p>
        <text:p text:style-name="P3">TXIBITTA JUN (TXIBIXE, 5)</text:p>
        <text:p text:style-name="P3">TXIBITTAN (TXIBIXE, 6)</text:p>
        <text:p text:style-name="P3">TXIBIXAK TINTTAN (TXIBIXE, 3)</text:p>
        <text:p text:style-name="P3">TXIBIXAN TINTTI (TXIBIXE, 4)</text:p>
        <text:p text:style-name="P3">TXIBIXE (TXIBIXE, 1)</text:p>
        <text:p text:style-name="P2">TXIFARRA</text:p>
        <text:p text:style-name="P3">TXIKILLARREKO TAPOI</text:p>
        <text:p text:style-name="P3">TXIKOTA (TXIKOTA, 1)</text:p>
        <text:p text:style-name="P3">TXIKOTA (TXIKOTA, 2)</text:p>
        <text:p text:style-name="P3"><text:span text:style-name="T2">TXIKOTETIK EIÑ </text:span>(TXIKOTA, 3)</text:p>
        <text:p text:style-name="P3">TXIKOTETIK TXIKOTEA (TXIKOTA, 4)</text:p>
        <text:p text:style-name="P3">TXILIÑ BALTZA</text:p>
        <text:p text:style-name="P3">TXIMINI TOTO</text:p>
        <text:p text:style-name="P3">TXIRLI (TXIRLI, 1) </text:p>
        <text:p text:style-name="P3">TXIRRIÑE</text:p>
        <text:p text:style-name="P3">TXISTOLAXE</text:p>
        <text:p text:style-name="P3">TXÍSTU (TXÍSTU, 3)</text:p>
        <text:p text:style-name="P3">TXÍSTU (TXÍSTU, 5)</text:p>
        <text:h text:style-name="P9" text:outline-level="1">TXITXAISTE</text:h>
        <text:p text:style-name="P3">TXITXARRO ANDIXE (TXITXARRU, 2)</text:p>
        <text:p text:style-name="P3">TXITXARRO MARIKOI (MARIKOI, 2)</text:p>
        <text:p text:style-name="P3">TXITXARRU (TXITXARRU, 1)</text:p>
        <text:p text:style-name="P3">TXOKU (TXOKU, 1)</text:p>
        <text:p text:style-name="P3">TXOPI</text:p>
        <text:p text:style-name="P3">TXURLAKA (TXURLI, 2)</text:p>
        <text:p text:style-name="P3"><text:span text:style-name="T2">TXURLI </text:span>(TXURLI, 1)</text:p>
        <text:p text:style-name="P3">TXURT (TXURT, 1)</text:p>
        <text:p text:style-name="P3">TXURTARI (TXURT, 2)</text:p>
        <text:p text:style-name="P4">UBAROI</text:p>
        <text:p text:style-name="P1">UBE DIEZIOTXO</text:p>
        <text:p text:style-name="P1">UBERAKO APAXU</text:p>
        <text:p text:style-name="P4">UBERI</text:p>
        <text:p text:style-name="P1"><text:span text:style-name="T2">UBILLE </text:span>(UBILLE, 1)</text:p>
        <text:p text:style-name="P1">UBILLEUE</text:p>
        <text:p text:style-name="P1">UBILLKE (UBILLE, 2)</text:p>
        <text:p text:style-name="P1">UNAMI</text:p>
        <text:p text:style-name="P6">UR AZALA</text:p>
        <text:p text:style-name="P1">UR KRESALA</text:p>
        <text:p text:style-name="P6">UR TXIKIXE (URE, 13)</text:p>
        <text:p text:style-name="P1">URAK ARTU (URAK ARTU, 2)</text:p>
        <text:p text:style-name="P1">URANDIXE (URE, 6)</text:p>
        <text:p text:style-name="P6">URDALLE</text:p>
        <text:p text:style-name="P6">URE SIKATU (URE, 10)</text:p>
        <text:p text:style-name="P6">URERRI</text:p>
        <text:p text:style-name="P1">URKULI</text:p>
        <text:p text:style-name="P1">URLAÑU</text:p>
        <text:p text:style-name="P1">URREBURU</text:p>
        <text:p text:style-name="P1">URRIKO ATUNE</text:p>
        <text:p text:style-name="P1">URROSKOLA</text:p>
        <text:p text:style-name="P1">URTEN (URTEN, 1)</text:p>
        <text:p text:style-name="P1">UTSIK ETORRI</text:p>
        <text:p text:style-name="P4">UXOLA</text:p>
        <text:p text:style-name="P1">UXOLURE</text:p>
        <text:p text:style-name="P1">XERKIUAK</text:p>
        <text:p text:style-name="P1">ZABALU</text:p>
        <text:p text:style-name="P1">ZAKATZ AGIRIRIXAN (ZAKATZA, 2)</text:p>
        <text:p text:style-name="P1">ZAKATZA (ZAKATZA, 1)</text:p>
        <text:p text:style-name="P1">ZAPATERU (ZAPATERU, 2)</text:p>
        <text:h text:style-name="P16" text:outline-level="4">ZAPI</text:h>
        <text:p text:style-name="P1">ZAPU (ZAPU, 1)</text:p>
        <text:p text:style-name="P1">ZERKU</text:p>
        <text:p text:style-name="P1">ZIEZKO ERROPAK</text:p>
        <text:p text:style-name="P1">ZIGALAK</text:p>
        <text:p text:style-name="P1">ZIMARROI (ZIMARROI, 1)</text:p>
        <text:p text:style-name="P1">ZIMARROI BARBALA</text:p>
        <text:p text:style-name="P1">ZIMARROITTAN (ZIMARROI, 2)</text:p>
        <text:p text:style-name="P1">ZIXANDO</text:p>
        <text:p text:style-name="P1"><text:span text:style-name="T2">ZIXE EIÑ</text:span> (ZIXE EIÑ, 1)</text:p>
        <text:p text:style-name="P1">ZURDI (ZURDI)</text:p>
        <text:p text:style-name="P1">ZURITTAN</text:p>
        <text:p text:style-name="P1">ZURRUPUTUNE</text:p>
        <text:p text:style-name="P1"/>
        <text:p text:style-name="P1"/>
        <text:p text:style-name="P1"><text:soft-page-break/></text:p>
        <text:p text:style-name="P1"/>
        <text:p text:style-name="P1"/>
        <text:p text:style-name="P8"><text:span text:style-name="T6">AUKERATUTAKOAK</text:span></text:p>
        <text:p text:style-name="P1"><text:span text:style-name="T6"/></text:p>
        <text:p text:style-name="P1"><text:span text:style-name="T6">ABANTE</text:span><text:span text:style-name="T5"> (ABANTE, 1)</text:span></text:p>
        <text:p text:style-name="P3"><text:span text:style-name="T2">ABERIXI</text:span> (ABERIXI, 1)</text:p>
        <text:p text:style-name="P3"><text:span text:style-name="T2">ALASIN</text:span></text:p>
        <text:p text:style-name="P2">ALATIN</text:p>
        <text:p text:style-name="P3"><text:span text:style-name="T2">AMUN PALI</text:span> (PALI, 3)</text:p>
        <text:p text:style-name="P3"><text:span text:style-name="T2">ANKILIKOT</text:span> (ANKILIKOT, 1)</text:p>
        <text:p text:style-name="P3"><text:span text:style-name="T2">ANTXOBA SASOI</text:span></text:p>
        <text:p text:style-name="P3"><text:span text:style-name="T2">ANTXOBIN TAMAÑU </text:span>(ANTXOBI, 6)</text:p>
        <text:p text:style-name="P3"><text:span text:style-name="T2">APAXU </text:span>(APAXU, 1)</text:p>
        <text:p text:style-name="P3"><text:span text:style-name="T2">ARLANKI</text:span></text:p>
        <text:p text:style-name="P2">ARLANPI</text:p>
        <text:p text:style-name="P3"><text:span text:style-name="T2">ARRANTZALI</text:span></text:p>
        <text:p text:style-name="P3"><text:span text:style-name="T2">ARRANTZU</text:span></text:p>
        <text:p text:style-name="P3"><text:span text:style-name="T2">ARRASTERU</text:span>, (ARRASTERU, 1)</text:p>
        <text:p text:style-name="P3"><text:span text:style-name="T2">ATAKO BANDAN</text:span> (ATAKO BANDI, 2)</text:p>
        <text:p text:style-name="P3"><text:span text:style-name="T2">ATESA</text:span></text:p>
        <text:p text:style-name="P3"><text:span text:style-name="T2">ATOIÑ</text:span></text:p>
        <text:p text:style-name="P2">ATRAKA</text:p>
        <text:p text:style-name="P1"><text:span text:style-name="T6">ATXAMARTA</text:span></text:p>
        <text:p text:style-name="P3"><text:span text:style-name="T2">AZALIN </text:span>(AZALA, 4)</text:p>
        <text:p text:style-name="P1"><text:span text:style-name="T2">BAGI</text:span></text:p>
        <text:p text:style-name="P1"><text:span text:style-name="T2">BALI</text:span> (BALI, 2)</text:p>
        <text:p text:style-name="P6"><text:span text:style-name="T2">BARBALA</text:span></text:p>
        <text:h text:style-name="P18" text:outline-level="4"><text:span text:style-name="T2">BARRA MUSTURRE</text:span></text:h>
        <text:p text:style-name="P1"><text:span text:style-name="T2">BARRUKO AXI</text:span></text:p>
        <text:p text:style-name="P1"><text:span text:style-name="T2">BARRUKO KALAN</text:span> (BARRUKO KALI, 2)</text:p>
        <text:p text:style-name="P1"><text:span text:style-name="T2">BARRUNE</text:span></text:p>
        <text:p text:style-name="P6"><text:span text:style-name="T2">BLANKIRI</text:span> (BLANKIRI, 1)</text:p>
        <text:p text:style-name="P7">BOTALDIXE</text:p>
        <text:p text:style-name="P6"><text:span text:style-name="T2">BRANKAZ</text:span> (BRANKI, 3)</text:p>
        <text:p text:style-name="P6"><text:span text:style-name="T2">BRANKI EMON</text:span> (BRANKI, 2)</text:p>
        <text:p text:style-name="P1"><text:span text:style-name="T2">BRAZIA</text:span></text:p>
        <text:p text:style-name="P1"><text:span text:style-name="T2">DESPIXKA</text:span></text:p>
        <text:p text:style-name="P1"><text:span text:style-name="T2">DESPIXKI</text:span> (DESPIXKI, 1)</text:p>
        <text:p text:style-name="P1"><text:span text:style-name="T2">DZINGALEKU</text:span></text:p>
        <text:p text:style-name="P4">DZINGAN</text:p>
        <text:h text:style-name="P17" text:outline-level="4">EAKARRI</text:h>
        <text:p text:style-name="P3"><text:span text:style-name="T2">ENBARKA </text:span>(ENBARKA, 1)</text:p>
        <text:p text:style-name="P3"><text:span text:style-name="T2">ENPATXA</text:span></text:p>
        <text:p text:style-name="P3"><text:span text:style-name="T2">ENPATXU </text:span>(ENPATXU, 1)</text:p>
        <text:p text:style-name="P3"><text:span text:style-name="T2">EOKO AXI</text:span></text:p>
        <text:p text:style-name="P3"><text:span text:style-name="T2">ERLAXE</text:span> (ERLAXE, 1)</text:p>
        <text:p text:style-name="P2">ERREKAXI</text:p>
        <text:p text:style-name="P3"><text:span text:style-name="T2">ERRESAKI</text:span></text:p>
        <text:p text:style-name="P3"><text:span text:style-name="T2">ERRIA</text:span></text:p>
        <text:p text:style-name="P2">ESKARDI</text:p>
        <text:p text:style-name="P2">ESKILANTXARRI</text:p>
        <text:p text:style-name="P3"><text:span text:style-name="T2">ETXARI</text:span> (ETXARI)</text:p>
        <text:p text:style-name="P2">ETXEKO BANDAN</text:p>
        <text:p text:style-name="P6"><text:span text:style-name="T2">FLOTIN </text:span>(FLOTIN, 1)</text:p>
        <text:p text:style-name="P1"><text:span text:style-name="T2">GALARRENA</text:span></text:p>
        <text:p text:style-name="P6"><text:span text:style-name="T2">GARRANGI</text:span></text:p>
        <text:p text:style-name="P1"><text:span text:style-name="T2">GORRIXE</text:span> (GORRIXE, 2)</text:p>
        <text:p text:style-name="P1"><text:span text:style-name="T2">GORRIXE ATA </text:span>(GORRIXE, 3)</text:p>
        <text:p text:style-name="P6"><text:span text:style-name="T2">ITXOSU BETEKU</text:span></text:p>
        <text:p text:style-name="P3"><text:span text:style-name="T2">KABRAN</text:span></text:p>
        <text:p text:style-name="P3"><text:span text:style-name="T2">KALARAN BAT</text:span></text:p>
        <text:p text:style-name="P3"><text:span text:style-name="T2">KALMA ZURIXE (</text:span>KALMI, 2)</text:p>
        <text:p text:style-name="P3"><text:span text:style-name="T2">KANTILLE</text:span></text:p>
        <text:p text:style-name="P3"><text:span text:style-name="T2">LANBASA</text:span></text:p>
        <text:p text:style-name="P3"><text:span text:style-name="T2">LANTZOI</text:span> (LANTZOI, 1)</text:p>
        <text:p text:style-name="P3"><text:span text:style-name="T2">LIORRA </text:span>(LIORRA, 1)</text:p>
        <text:h text:style-name="P19" text:outline-level="2"><text:span text:style-name="T3">MAIÑELA</text:span></text:h>
        <text:p text:style-name="P1"><text:span text:style-name="T4">MAIÑERU</text:span></text:p>
        <text:p text:style-name="P6"><text:span text:style-name="T2">MAIZTAU EIÑ </text:span>(MAIZTAU EIÑ, 1)</text:p>
        <text:p text:style-name="P1"><text:span text:style-name="T2">MANDDUBI</text:span> (MANDDUBI, 1)</text:p>
        <text:p text:style-name="P7">MANIOBRI</text:p>
        <text:p text:style-name="P7">MANU</text:p>
        <text:p text:style-name="P7">MANUTU</text:p>
        <text:p text:style-name="P1"><text:span text:style-name="T2">MARE PUNTI</text:span></text:p>
        <text:p text:style-name="P4">MATZAKU</text:p>
        <text:p text:style-name="P1"><text:span text:style-name="T2">MENDEBALA</text:span> (MENDEBALA, 1)</text:p>
        <text:p text:style-name="P1"><text:span text:style-name="T2">MOLLA BURU</text:span></text:p>
        <text:p text:style-name="P1"><text:span text:style-name="T2">MONGOLIÑUK</text:span></text:p>
        <text:p text:style-name="P4">OALDIXE</text:p>
        <text:p text:style-name="P6"><text:span text:style-name="T2">ONDUN</text:span> (ONDUN, 2)</text:p>
        <text:p text:style-name="P3"><text:span text:style-name="T2">PLAI TXIKIXE</text:span> (PLAI TXIKIXE, 1)</text:p>
        <text:p text:style-name="P3"><text:span text:style-name="T2">SAGAN</text:span></text:p>
        <text:p text:style-name="P3"><text:span text:style-name="T2">SARDI (</text:span>SARDI, 1)</text:p>
        <text:p text:style-name="P3"><text:span text:style-name="T2">SARITAN </text:span>(SARI, 3)</text:p>
        <text:p text:style-name="P3"><text:span text:style-name="T2">SERGERI </text:span>(SERGERI, 1)</text:p>
        <text:p text:style-name="P3"><text:span text:style-name="T2">TERRALA</text:span></text:p>
        <text:p text:style-name="P3"><text:span text:style-name="T2">TOLETA</text:span></text:p>
        <text:p text:style-name="P3"><text:span text:style-name="T2">TOSTI </text:span>(TOSTI, 1)</text:p>
        <text:p text:style-name="P3"><text:span text:style-name="T2">TRABOLA</text:span></text:p>
        <text:p text:style-name="P2">TRAGONARRU</text:p>
        <text:p text:style-name="P3"><text:span text:style-name="T2">TREÑARI (</text:span>TREÑARI, 2)</text:p>
        <text:p text:style-name="P3"><text:span text:style-name="T2">TXIFARRA</text:span></text:p>
        <text:p text:style-name="P3"><text:span text:style-name="T2">TXURLI </text:span>(TXURLI, 1)</text:p>
        <text:p text:style-name="P1"><text:span text:style-name="T2">UBERI</text:span></text:p>
        <text:p text:style-name="P1"><text:span text:style-name="T2">UBILLE </text:span>(UBILLE, 1)</text:p>
        <text:p text:style-name="P1"><text:span text:style-name="T2">UXOLA</text:span></text:p>
        <text:p text:style-name="P1"><text:span text:style-name="T2">ZIXE EIÑ</text:span> (ZIXE EIÑ, 1)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><text:soft-page-break/>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><text:soft-page-break/>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><text:soft-page-break/>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><text:soft-page-break/>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><text:soft-page-break/>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0pt" fo:language="eu" fo:country="none" fo:font-weight="bold" style:font-size-asian="10pt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ize="9pt" fo:font-weight="bold" style:font-size-asian="9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14pt" fo:language="en" fo:country="GB" style:font-size-asian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20pt" fo:language="eu" fo:country="none" fo:font-weight="bold" style:font-size-asian="20pt" style:font-weight-asian="bold" style:font-weight-complex="bold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3DT13H13M13S</meta:editing-duration>
    <meta:editing-cycles>44</meta:editing-cycles>
    <meta:generator>OpenOffice.org/3.3$Win32 OpenOffice.org_project/330m20$Build-9567</meta:generator>
    <dc:date>2020-05-28T18:56:33.20</dc:date>
    <meta:document-statistic meta:table-count="0" meta:image-count="0" meta:object-count="0" meta:page-count="17" meta:paragraph-count="1123" meta:word-count="2342" meta:character-count="15394"/>
    <meta:user-defined meta:name="Info 1"/>
    <meta:user-defined meta:name="Info 2"/>
    <meta:user-defined meta:name="Info 3"/>
    <meta:user-defined meta:name="Info 4"/>
  </office:meta>
</office:document-meta>
</file>